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style:font-name-asian="Times New Roman1" style:font-name-complex="Times New Roman1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text-properties style:font-name="Times New Roman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Times New Roman3" style:font-name-complex="Times New Roman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0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2cm" draw:z-index="0"><draw:image xlink:href="../../odt/images/010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перекидной по входам тип 2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89cm" svg:height="2.35cm" draw:z-index="0"><draw:image xlink:href="../../odt/images/0100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8">Блок реализует функцию управляемого ключа по алгоритму:</text:p>
            <text:p text:style-name="P6"><draw:frame draw:style-name="fr4" draw:name="Object3" text:anchor-type="as-char" svg:width="8.851cm" svg:height="1.393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Text_20_body"><text:span text:style-name="T1">где</text:span><text:span text:style-name="T1"><draw:frame draw:style-name="fr4" draw:name="Object1" text:anchor-type="as-char" svg:width="2.466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ые сигналы блока </text:span><text:span text:style-name="T2">(</text:span><text:span text:style-name="T1">или векторы сигналов),</text:span><text:span text:style-name="T1"><draw:frame draw:style-name="fr4" draw:name="Object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</text:span><text:span text:style-name="T4">выходной</text:span><text:span text:style-name="T1"> сигнал блока (или вектор сигналов).</text:span></text:p>
            <text:p text:style-name="Text_20_body"><text:span text:style-name="T4">Управляющий сигнал входит в блок </text:span><text:span text:style-name="T5">снизу</text:span><text:span text:style-name="T3">.</text:span><text:span text:style-name="T6"> В процессе расчета изображение блока меняется, в зависимости от наличия управляющего сигнала: в нормальном положении ключ перекинут на </text:span><text:span text:style-name="T5">первый</text:span><text:span text:style-name="T6"> вход</text:span><text:span text:style-name="T3">,</text:span><text:span text:style-name="T6"> при подаче управляющего сигнала ключ перекидывается на </text:span><text:span text:style-name="T5">второй</text:span><text:span text:style-name="T6"> вход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75cm" svg:height="2.799cm" draw:z-index="0"><draw:image xlink:href="../../odt/images/0100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77cm" svg:height="2.829cm" draw:z-index="0"><draw:image xlink:href="../../odt/images/0100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3">Управляющий = 0</text:p>
                </table:table-cell>
                <table:table-cell table:style-name="Таблица1.A1" office:value-type="string">
                  <text:p text:style-name="P3">Управляющий = 1</text:p>
                </table:table-cell>
              </table:table-row>
            </table:table>
            <text:p text:style-name="Text_20_body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9">→</text:span><text:span text:style-name="T1"> «Войти в субмодель».</text:span></text:p>
            <text:p text:style-name="Text_20_body"><text:span text:style-name="T7">Свойства</text:span><text:span text:style-name="T1">:</text:span></text:p>
            <text:list xml:id="list4612662320958633426" text:style-name="L1">
              <text:list-item>
                <text:p text:style-name="P9"><text:span text:style-name="T13">Значения уставок — вектор пороговых значений управляющих сигналов </text:span><text:span text:style-name="T15">К</text:span><text:span text:style-name="T13"> </text:span><text:span text:style-name="T14">(обычно логических уставок), определяющих условия перекоммутации входных сигналов на выход блока.</text:span><text:span text:style-name="T13">.</text:span></text:p>
              </text:list-item>
              <text:list-item>
                <text:p text:style-name="P9"><text:span text:style-name="T11">Тип управляющего сигнала — выбор типа управляющих сигналов (</text:span><text:span text:style-name="T12">Скаляр</text:span><text:span text:style-name="T11"> или </text:span><text:span text:style-name="T12">Вектор</text:span><text:span text:style-name="T11">).</text:span></text:p>
              </text:list-item>
            </text:list>
            <text:p text:style-name="Text_20_body"><text:span text:style-name="T8">Примечания</text:span>:</text:p>
            <text:list xml:id="list6925852377406208568" text:style-name="L2">
              <text:list-item>
                <text:p text:style-name="P10">По умолчанию блок формирует <text:span text:style-name="T16">скалярный</text:span> выходной сигнал.</text:p>
              </text:list-item>
              <text:list-item>
                <text:p text:style-name="P10"><text:span text:style-name="T10">Именованные свойства задаются как </text:span><text:span text:style-name="T16">локальные</text:span><text:span text:style-name="T18"> переменные модели (или субмодели) во вкладке </text:span><text:span text:style-name="T16">Параметры</text:span><text:span text:style-name="T18"> или как глобальные сигналы проекта при помощи пункта главного меню </text:span><text:span text:style-name="T16">Графика</text:span><text:span text:style-name="T18"> </text:span><text:span text:style-name="T19">→</text:span><text:span text:style-name="T20"> </text:span><text:span text:style-name="T17">Сигналы</text:span><text:span text:style-name="T18">.</text:span></text:p>
              </text:list-item>
              <text:list-item>
                <text:p text:style-name="P11"><text:span text:style-name="T1">Блок может быть использован для генерации кода на языке C для внешней </text:span><text:span text:style-name="T1">целевой системы.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перекидной по входам тип 2</dc:title>
    <dc:date>2012-03-30T20:27:05.19</dc:date>
    <meta:generator>OpenOffice_Beta/4.1.0$Win32 OpenOffice.org_project/410m14$Build-9760</meta:generator>
    <meta:editing-duration>PT1H13M43S</meta:editing-duration>
    <meta:editing-cycles>34</meta:editing-cycles>
    <meta:document-statistic meta:table-count="2" meta:image-count="4" meta:object-count="3" meta:page-count="1" meta:paragraph-count="22" meta:word-count="183" meta:character-count="1272"/>
  </office:meta>
</office:document-meta>
</file>

<file path=Object 1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~ Управляющий(t) = 0; #
alignl x_2(t), ~ если ~ Управляющий(t) = 1;}  right none</annotation>
  </semantics>
</math>
</file>